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ext-properties fo:font-size="8pt"/>
    </style:style>
    <style:style style:name="ce2" style:family="table-cell" style:parent-style-name="Default" style:data-style-name="N119">
      <style:table-cell-properties fo:border="none"/>
      <style:text-properties fo:font-size="8pt"/>
    </style:style>
    <style:style style:name="ce3" style:family="table-cell" style:parent-style-name="Default" style:data-style-name="N119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19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1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3" style:family="table-cell" style:parent-style-name="Default">
      <style:table-cell-properties fo:background-color="#dd4814"/>
    </style:style>
    <style:style style:name="ce24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5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6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7">
            <text:p>17</text:p>
          </table:table-cell>
          <table:table-cell table:style-name="ce5"/>
          <table:table-cell table:style-name="ce10"/>
          <table:table-cell office:value-type="string">
            <text:p>P1x17</text:p>
          </table:table-cell>
          <table:table-cell table:style-name="ce16"/>
          <table:table-cell table:number-columns-repeated="2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 office:value-type="string">
            <text:p>P1x18</text:p>
          </table:table-cell>
          <table:table-cell table:style-name="ce16" office:value-type="string">
            <text:p>OUT port, down</text:p>
          </table:table-cell>
          <table:table-cell table:number-columns-repeated="10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 office:value-type="string">
            <text:p>P0x18</text:p>
          </table:table-cell>
          <table:table-cell table:style-name="ce16" office:value-type="string">
            <text:p>OUT port, down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style-name="ce7"/>
          <table:table-cell table:style-name="ce11"/>
          <table:table-cell/>
          <table:table-cell table:style-name="ce16"/>
          <table:table-cell table:number-columns-repeated="10"/>
          <table:table-cell office:value-type="float" office:value="19">
            <text:p>19</text:p>
          </table:table-cell>
          <table:table-cell table:style-name="ce7"/>
          <table:table-cell table:style-name="ce11"/>
          <table:table-cell office:value-type="string">
            <text:p>P0x1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 office:value-type="string">
            <text:p>L1x00</text:p>
          </table:table-cell>
          <table:table-cell table:style-name="ce17" office:value-type="string">
            <text:p>OUT port, up</text:p>
          </table:table-cell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 office:value-type="string">
            <text:p>L0x00</text:p>
          </table:table-cell>
          <table:table-cell table:style-name="ce17" office:value-type="string">
            <text:p>OUT port, up</text:p>
          </table:table-cell>
          <table:table-cell table:style-name="ce26" office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1">
          <table:table-cell office:value-type="float" office:value="1">
            <text:p>0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SL data</text:p>
          </table:table-cell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BRCS L1104</text:p>
          </table:table-cell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">
            <text:p>0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SUBI bits, 1</text:p>
          </table:table-cell>
          <table:table-cell office:value-type="float" office:value="3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16" office:value-type="string">
            <text:p>BRCC L000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BRNE M1006</text:p>
          </table:table-cell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office:value-type="string">
            <text:p>L1104</text:p>
          </table:table-cell>
          <table:table-cell table:style-name="ce16" office:value-type="string">
            <text:p>SUBI bits, 1</text:p>
          </table:table-cell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16" office:value-type="string">
            <text:p>SUBI bits, 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>
            <text:p>0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D data, X+</text:p>
          </table:table-cell>
          <table:table-cell office:value-type="float" office:value="5">
            <text:p>0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NE Mx107</text:p>
          </table:table-cell>
          <table:table-cell office:value-type="float" office:value="5">
            <text:p>05</text:p>
          </table:table-cell>
          <table:table-cell table:style-name="ce9"/>
          <table:table-cell table:style-name="ce5"/>
          <table:table-cell office:value-type="string">
            <text:p>L0005</text:p>
          </table:table-cell>
          <table:table-cell table:style-name="ce16" office:value-type="string">
            <text:p>SUBI bits, 1</text:p>
          </table:table-cell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16" office:value-type="string">
            <text:p>BRNE Mx10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/>
          <table:table-cell table:style-name="ce16" office:value-type="string">
            <text:p>LD data, X+</text:p>
          </table:table-cell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16" office:value-type="string">
            <text:p>BRNE Mx008</text:p>
          </table:table-cell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16" office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>
            <text:p>07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DI bits, 4</text:p>
          </table:table-cell>
          <table:table-cell office:value-type="float" office:value="7">
            <text:p>07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16" office:value-type="string">
            <text:p>LD data, X+</text:p>
          </table:table-cell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18" office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18" office:value-type="string">
            <text:p>^^^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16" office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>
            <text:p>LDI bits, 4</text:p>
          </table:table-cell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>
            <text:p>LDI bits, 4</text:p>
          </table:table-cell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>
            <text:p>SUBIW bytes, 1</text:p>
          </table:table-cell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>
            <text:p>SUBIW bytes, 1</text:p>
          </table:table-cell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>
            <text:p>BREQ Hx115</text:p>
          </table:table-cell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>
            <text:p>SUBIW bytes, 1</text:p>
          </table:table-cell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>
            <text:p>BREQ Hx11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EQ Hx0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EQ Hx0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LSL data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LSL data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16" office:value-type="string">
            <text:p>BRCC P0x19</text:p>
          </table:table-cell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16" office:value-type="string">
            <text:p>BRCC P0x19</text:p>
          </table:table-cell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RJMP L1x00</text:p>
          </table:table-cell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RJMP L1x00</text:p>
          </table:table-cell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6" office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1">
          <table:table-cell office:value-type="float" office:value="1">
            <text:p>01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3">
            <text:p>03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3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5">
            <text:p>05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5">
            <text:p>05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 table:style-name="ce14" office:value-type="string">
            <text:p>M1006</text:p>
          </table:table-cell>
          <table:table-cell table:style-name="ce16"/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7">
            <text:p>07</text:p>
          </table:table-cell>
          <table:table-cell table:style-name="ce5"/>
          <table:table-cell table:style-name="ce10"/>
          <table:table-cell table:style-name="ce14"/>
          <table:table-cell table:style-name="ce18"/>
          <table:table-cell office:value-type="float" office:value="7">
            <text:p>07</text:p>
          </table:table-cell>
          <table:table-cell table:style-name="ce5"/>
          <table:table-cell table:style-name="ce10"/>
          <table:table-cell office:value-type="string">
            <text:p>Mx107</text:p>
          </table:table-cell>
          <table:table-cell table:style-name="ce16"/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7">
            <text:p>07</text:p>
          </table:table-cell>
          <table:table-cell table:style-name="ce9"/>
          <table:table-cell table:style-name="ce5"/>
          <table:table-cell office:value-type="string">
            <text:p>M0107</text:p>
          </table:table-cell>
          <table:table-cell table:style-name="ce23"/>
          <table:covered-table-cell/>
          <table:table-cell table:number-columns-repeated="5"/>
        </table:table-row>
        <table:table-row table:style-name="ro1"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 table:style-name="ce14" office:value-type="string">
            <text:p>Mx008</text:p>
          </table:table-cell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 office:value-type="string">
            <text:p>M0008</text:p>
          </table:table-cell>
          <table:table-cell table:style-name="ce23"/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23"/>
          <table:covered-table-cell/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24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5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5" office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23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3"/>
          <table:covered-table-cell/>
          <table:table-cell table:number-columns-repeated="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/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23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23"/>
          <table:covered-table-cell/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23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23"/>
          <table:covered-table-cell/>
          <table:table-cell table:number-columns-repeated="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23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23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23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23" office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23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23" office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 table:style-name="ce3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number-columns-repeated="5"/>
          <table:table-cell table:style-name="ce26" office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3">
            <text:p>13</text:p>
          </table:table-cell>
          <table:table-cell table:style-name="ce7"/>
          <table:table-cell table:style-name="ce11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style-name="ce5"/>
          <table:table-cell table:style-name="ce10"/>
          <table:table-cell office:value-type="string">
            <text:p>Hx115</text:p>
          </table:table-cell>
          <table:table-cell table:style-name="ce16"/>
          <table:table-cell office:value-type="float" office:value="15">
            <text:p>15</text:p>
          </table:table-cell>
          <table:table-cell table:style-name="ce9"/>
          <table:table-cell table:style-name="ce5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21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7">
            <text:p>17</text:p>
          </table:table-cell>
          <table:table-cell table:style-name="ce9"/>
          <table:table-cell table:style-name="ce5"/>
          <table:table-cell office:value-type="string">
            <text:p>Hx017</text:p>
          </table:table-cell>
          <table:table-cell table:style-name="ce16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/>
          <table:table-cell table:style-name="ce16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22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22"/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8"/>
          <table:table-cell table:style-name="ce12"/>
          <table:table-cell/>
          <table:table-cell table:style-name="ce16" office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6" office:value-type="string">
            <text:p>OUT port, up</text:p>
          </table:table-cell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9"/>
          <table:table-cell table:style-name="ce21" office:value-type="string">
            <text:p>&lt;end&gt;</text:p>
          </table:table-cell>
          <table:table-cell table:number-columns-repeated="4"/>
          <table:table-cell table:style-name="ce21" office:value-type="string">
            <text:p>&lt;end&gt;</text:p>
          </table:table-cell>
          <table:table-cell table:number-columns-repeated="5"/>
          <table:covered-table-cell/>
          <table:table-cell table:number-columns-repeated="5"/>
        </table:table-row>
        <table:table-row table:style-name="ro1" table:number-rows-repeated="10485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 style:data-style-name="N2" text:time-value="0000-00-00T20:23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3-05-19T12:38:01</dc:date>
    <dc:creator>danny </dc:creator>
    <meta:editing-duration>P1DT12H54M38S</meta:editing-duration>
    <meta:editing-cycles>17</meta:editing-cycles>
    <meta:generator>LibreOffice/4.0.2.2$Linux_X86_64 LibreOffice_project/400m0$Build-2</meta:generator>
    <meta:document-statistic meta:table-count="1" meta:cell-count="289" meta:object-count="0"/>
  </office:meta>
</office:document-meta>
</file>